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20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margin-left="0.4925in" fo:margin-right="0in" fo:line-height="200%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4925in" fo:margin-right="0in" fo:line-height="200%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.4925in" fo:margin-right="0in" fo:line-height="200%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4925in" fo:margin-right="0in" fo:line-height="200%" fo:text-indent="0in" style:auto-text-indent="false"/>
    </style:style>
    <style:style style:name="P8" style:family="paragraph" style:parent-style-name="Standard">
      <style:paragraph-properties fo:margin-left="0in" fo:margin-right="0in" fo:line-height="200%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line-height="200%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in" fo:margin-right="0in" fo:line-height="200%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200%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>
      <style:paragraph-properties fo:margin-left="0in" fo:margin-right="0in" fo:line-height="200%" fo:text-indent="0in" style:auto-text-indent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in" fo:margin-right="0in" fo:line-height="200%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fo:line-height="200%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in" fo:margin-right="0in" fo:line-height="200%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4925in" fo:margin-right="0in" fo:line-height="200%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.4925in" fo:margin-right="0in" fo:line-height="200%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4925in" fo:margin-right="0in" fo:line-height="200%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Footnote">
      <style:paragraph-properties fo:margin-left="0.4925in" fo:margin-right="0in" fo:line-height="200%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7</text:p>
      <text:p text:style-name="P3">Owen Meyer</text:p>
      <text:p text:style-name="P3">Art, New Media, and the Science of Perception</text:p>
      <text:p text:style-name="P3"/>
      <text:p text:style-name="P1"><text:span text:style-name="T8">Cross Section Time-Scanning</text:span>: An Annotated Bibliography</text:p>
      <text:p text:style-name="P3"/>
      <text:p text:style-name="P1">Tompkins, Jane. <text:span text:style-name="T1"><text:s/>A Short Course in Post-Structuralism. <text:s/></text:span><text:span text:style-name="T3">National Council of Teachers of English,</text:span></text:p>
      <text:p text:style-name="P11">Nov., <text:s/>1988, <text:s text:c="2"/>pp. <text:s/>733-747</text:p>
      <text:p text:style-name="P11"/>
      <text:p text:style-name="P4"><text:span text:style-name="T3">In her essay, Tompkin outlines the Post-Structuralist views on objects and linguistic identity. <text:s/>She starts with the work of Ferdinand Saussure explaining the general principles of language from which much of Post-Structural theory follows. <text:s/>With Saussure, Tompkins shows how linguistic identity</text:span><text:span text:style-name="T1"> </text:span><text:span text:style-name="T3">is a relational quality rather than a material one, where the value and meaning of an object can only be articulated within a system of inter-relationships. <text:s/>An example given is the value or meaning of a chess piece ,specifically as a chess piece, which could incidentally be viewed alternatively as a figurine, is derived from the rules and relationships of the game of chess. <text:s/>Removed from it's context, the individual piece loses it's linguistic identity within the given framework. <text:s/>Then Tompkin elaborates on these principles further in the work of <text:s/>Jaques Derrida, building on the groundwork of Saussure to explain some of the much more difficult to grasp concepts in Post-Structuralism. <text:s/>From Derrida's esoteric concept of </text:span><text:span text:style-name="T1">différance, </text:span><text:span text:style-name="T3">Tompkin leads into a demonstration of Derrida's</text:span><text:span text:style-name="T1"> divided present, </text:span><text:span text:style-name="T3">and </text:span><text:span text:style-name="T1">divided self.</text:span></text:p>
      <text:p text:style-name="P5"/>
      <text:p text:style-name="P9"/>
      <text:p text:style-name="P9"/>
      <text:p text:style-name="P9"/>
      <text:p text:style-name="P8"><text:soft-page-break/>8</text:p>
      <text:p text:style-name="P9">Borges, Jorge Luis. <text:s/><text:span text:style-name="T1">The Garden of Forking Paths. <text:s/></text:span>Trans. Donald A. Yates. <text:s/><text:span text:style-name="T1">Labyrinths: <text:s/>Selected Stories &amp; Other Writings, <text:s/></text:span>pp. 19-29. <text:s/>Ed. <text:s/>Donald A. Yates and James E. Irby. <text:s/>New York: <text:s/>New Directions, 1964. <text:s/>From the Spanish “El Jardín de senderos que se bifurcan,” first published in <text:span text:style-name="T1">El Jardín de senderos que se bifurcan.</text:span> <text:s/>Buenos Aires: <text:s/>Sur, <text:s/>1941</text:p>
      <text:p text:style-name="P9"/>
      <text:p text:style-name="P5">A short by the esteemed Borges depicting the unusual circumstance in a wartime scenario where the protagonist, <text:span text:style-name="T1">Dr. Yu Tsun</text:span>, in the act of delivering a military secret message, must murder a man who turns out to be a scholar possessing in depth knowledge of the legacy of the protagonist's ancestor, <text:span text:style-name="T1">Ts'ui Pên</text:span>. <text:s/>Borges uses an endlessly forking labyrinth novel created by the character <text:s/><text:span text:style-name="T1">Ts'ui Pên </text:span>to paint a literary portrait of time. <text:s/>This incredibly symbol dense work of fiction continues to offer new insights into the predicament of a human identity's experience of being in a spacial-temporal context. <text:s/></text:p>
      <text:p text:style-name="P5"/>
      <text:p text:style-name="P9">Muybridge, Eadweard. <text:s/><text:span text:style-name="T1">Complete Human and Animal Locomotion. <text:s/></text:span>New York: <text:s/>Dover Publications. <text:s/>1979.</text:p>
      <text:p text:style-name="P9"/>
      <text:p text:style-name="P5">The work of Muybridge graphically depicts human and animal movement divided into series of instantaneous moments. <text:s/>This instrumental deconstruction of time affords an understanding of nuances in movement previously not perceptible to the native human eye. <text:s/>Famously, the moment in a horse's gallop where all four feet have left contact with the ground, was made known by Muybridge's work. <text:s/>In another study Mubridge shows the temporal breakdown of a woman ascending and descending a stair which has been cited as the inspiration for Marcel Duchamp's <text:span text:style-name="T2">Nude Descending a Staircase, No. 2</text:span>. <text:s/>In it's historical context this work offers extraordinary insight into realms of human existence previously unperceived by the human </text:p>
      <text:p text:style-name="P8"><text:soft-page-break/>9</text:p>
      <text:p text:style-name="P5">mind.</text:p>
      <text:p text:style-name="P5"/>
      <text:p text:style-name="P8"/>
      <text:p text:style-name="P9">Rush, Michæl. <text:s/><text:span text:style-name="T1">New Media in Art. <text:s/></text:span>New York: <text:s/>Thames &amp; Hudson. <text:s/>1999</text:p>
      <text:p text:style-name="P9"/>
      <text:p text:style-name="P7"><text:span text:style-name="T4">Rush proviedes a thorough history and analysis of the various forms of New Media in the art world</text:span>. <text:s/>Performance, video art, video installation art, and digital art are all looked at in depth exploring significant artists and art groups involved with the work. <text:s/>Themes that stand out are spacial-temporal context, perception of time, real time feedback, audience participation, the performative act, surveillance, public and private space, and political identities, among others. <text:s/>Much of the thematic content of New Media Art is uniquely addressed by the medium's ability to enter into and portray realms not previously available to human perception. <text:s/>Technological advancements have afforded artists ways of furthering many of the explorations embarked upon in Modernist painting and sculpture.</text:p>
      <text:p text:style-name="P9"/>
      <text:p text:style-name="P2">Hearn and Baker. <text:span text:style-name="T1">Computer Graphics with OpenGL (3rd ed).</text:span> Pearson Prentice Hall. <text:s/>2004.</text:p>
      <text:p text:style-name="P2"/>
      <text:p text:style-name="P6">An in depth, technical overview of OpenGL, the cross-language, cross-platform 2D and 3D graphics API. <text:s/>The algorithms and math behind the OpenGL function calls are demonstrated clearly such that the principles can be abstracted for other uses. <text:s/>Particularly useful for a project involving the manipulation and sectioning of 3D entities in a graphical context are the sections on matrix transformations and intersection geometry. <text:s/>The function of OpenGL is in converting graphical primitives such as points, lines, and faces into pixels for display on a monitor. <text:s/>Even a seemingly simple job such as displaying some line y = mx + b becomes quite complex when </text:p>
      <text:p text:style-name="P14"><text:soft-page-break/>10</text:p>
      <text:p text:style-name="P6">considering which coordinate pixels will be chosen in representing this line, as the pixels are constrained to an integer based representation of entities containing extensive floating point expressions.</text:p>
      <text:p text:style-name="P6"/>
      <text:p text:style-name="P10">Reas, Casey and Fry, Ben. <text:s/><text:span text:style-name="T1">Processing, a Programming Handbook for Visual Designers and Artists.</text:span><text:span text:style-name="T3"> <text:s/>The MIT Press. <text:s/>2007.</text:span></text:p>
      <text:p text:style-name="P13"/>
      <text:p text:style-name="P17">An excellent guide to learning visual programming. <text:s/>Many of the tricky elements for a beginning programmer are gone over in a clear and concise manner. <text:s/>For example conditional, looping, and array structures are well outlined with pertinent examples, and distinct diagrams. <text:s/>Especially well addressed is the extremely difficult at first concepts of object oriented programming are given addressed with precise samples incrementally increasing in complexity. <text:s/>Processing, while perhaps not the most sophisticated programming language commonly available has a tremendous open community of artists, architects, and designers. <text:s/>Some good examples of creative work done with processing are shown. <text:s/>Over all, a well suited introduction for the beginner although not a significant reference for further learning. <text:s/></text:p>
      <text:p text:style-name="P1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wen meyer</meta:initial-creator>
    <meta:creation-date>2011-02-18T09:18:18.04</meta:creation-date>
    <dc:date>2011-03-09T22:31:12.92</dc:date>
    <dc:creator>owen meyer</dc:creator>
    <meta:editing-duration>PT06H44M00S</meta:editing-duration>
    <meta:editing-cycles>16</meta:editing-cycles>
    <meta:generator>OpenOffice.org/3.2$Win32 OpenOffice.org_project/320m18$Build-9502</meta:generator>
    <meta:printed-by>owen meyer</meta:printed-by>
    <meta:print-date>2011-03-09T22:31:08.29</meta:print-date>
    <meta:document-statistic meta:table-count="0" meta:image-count="0" meta:object-count="0" meta:page-count="4" meta:paragraph-count="22" meta:word-count="894" meta:character-count="5875"/>
  </office:meta>
</office:document-meta>
</file>